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5.44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ests to be do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pdate rate</text:p>
          </table:table-cell>
          <table:table-cell/>
          <table:table-cell office:value-type="string" calcext:value-type="string">
            <text:p>Tested OK at 100ms</text:p>
          </table:table-cell>
          <table:table-cell office:value-type="string" calcext:value-type="string">
            <text:p>Tested OK at 250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depending on Size of columns</text:p>
          </table:table-cell>
          <table:table-cell/>
          <table:table-cell office:value-type="string" calcext:value-type="string">
            <text:p>Tested OK with 200 column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ezing due to size of file</text:p>
          </table:table-cell>
          <table:table-cell/>
          <table:table-cell table:style-name="ce2" office:value-type="string" calcext:value-type="string">
            <text:p>Tested OK Upto 4000 lines with 204 colum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n using range as auto, system outputs weird negative values if the voltage line is connected or disconnected. 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Had to be changed to handle signed values</text:p>
          </table:table-cell>
        </table:table-row>
        <table:table-row table:style-name="ro1">
          <table:table-cell office:value-type="string" calcext:value-type="string">
            <text:p>Turning integrator on and off while system running has no visible effect on the program perform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adcast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2">
            <text:p>Parameters based tests – Range, significant decimal places, any error or interrupt msg</text:p>
          </table:table-cell>
          <table:table-cell office:value-type="string" calcext:value-type="string">
            <text:p>StoreNo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illisecond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rms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mn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dc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rmn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ac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rang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rms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mn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dc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rmn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ac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rang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Q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F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hi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FreqU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FreqI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ppeak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mpeak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ppeak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mpeak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ppeak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mpeak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ATH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P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Pp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WPm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q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qp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qm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(k)-1-Total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(k)-1-Total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(k)-1-Total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hdf(k)-1-Total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hdf(k)-1-Total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hdf(k)-1-Total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thd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thd-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--------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easureMo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isplayMo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ntegrateMo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Update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/00/0000</text:date>, <text:time style:data-style-name="N2" text:time-value="04:05:58.588275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46:59.385305113</meta:creation-date>
    <dc:date>2019-04-13T04:08:44.283509822</dc:date>
    <meta:editing-duration>PT46M41S</meta:editing-duration>
    <meta:editing-cycles>9</meta:editing-cycles>
    <meta:generator>LibreOffice/5.1.6.2$Linux_X86_64 LibreOffice_project/10m0$Build-2</meta:generator>
    <meta:document-statistic meta:table-count="1" meta:cell-count="65" meta:object-count="0"/>
  </office:meta>
</office:document-meta>
</file>